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0.7273" calcext:value-type="float">
            <text:p>0.7273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01" calcext:value-type="float">
            <text:p>0.0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-0.674" calcext:value-type="float">
            <text:p>-0.674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12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0.2 sec'.C4]" office:value-type="string" office:string-value="Altitude = 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0" calcext:value-type="float">
            <text:p>0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90" calcext:value-type="float">
            <text:p>90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01" calcext:value-type="float">
            <text:p>0.000001</text:p>
          </table:table-cell>
          <table:table-cell table:style-name="ce1"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0.2 sec'.C6]" office:value-type="string" office:string-value="After" calcext:value-type="string">
            <text:p>After</text:p>
          </table:table-cell>
          <table:table-cell table:style-name="ce1" table:formula="of:=['After 0.2 sec'.D6]" office:value-type="float" office:value="0.2" calcext:value-type="float">
            <text:p>0.2</text:p>
          </table:table-cell>
          <table:table-cell table:style-name="ce1" table:formula="of:=['After 0.2 sec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86.7908723824334" calcext:value-type="float">
            <text:p>-86.790872382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86.7908723824334" calcext:value-type="float">
            <text:p>-86.79087238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86.7908592451478" calcext:value-type="float">
            <text:p>-86.7908592451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86.7908592451478" calcext:value-type="float">
            <text:p>8.68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528.22649444971" calcext:value-type="float">
            <text:p>3528.2264944497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528.22649444971" calcext:value-type="float">
            <text:p>3528.226494449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528.22648779057" calcext:value-type="float">
            <text:p>3528.22648779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528.22648779057" calcext:value-type="float">
            <text:p>-3.5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1600.36954700623" calcext:value-type="float">
            <text:p>-1600.3695470062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600.36954700623" calcext:value-type="float">
            <text:p>-1600.369547006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1600.36955768601" calcext:value-type="float">
            <text:p>-1600.36955768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600.36955768601" calcext:value-type="float">
            <text:p>1.6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118093819011681" calcext:value-type="float">
            <text:p>-0.118093819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118093819011681" calcext:value-type="float">
            <text:p>-0.1180938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18093796305248" calcext:value-type="float">
            <text:p>-0.118093796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118093796305248" calcext:value-type="float">
            <text:p>1.18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55301894957333" calcext:value-type="float">
            <text:p>-0.5530189496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5301894957333" calcext:value-type="float">
            <text:p>-0.553018949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53018963095014" calcext:value-type="float">
            <text:p>-0.553018963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53018963095014" calcext:value-type="float">
            <text:p>5.5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73901116854068" calcext:value-type="float">
            <text:p>-2.739011168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73901116854068" calcext:value-type="float">
            <text:p>-2.739011168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73901118793188" calcext:value-type="float">
            <text:p>-2.7390111879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73901118793188" calcext:value-type="float">
            <text:p>2.74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22" calcext:value-type="float">
            <text:p>95.917976372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2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3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23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86.7908723824334" calcext:value-type="float">
            <text:p>-86.7908723824</text:p>
          </table:table-cell>
          <table:table-cell/>
          <table:table-cell table:style-name="ce3" office:value-type="float" office:value="-86.7908592451478" calcext:value-type="float">
            <text:p>-86.7908592451</text:p>
          </table:table-cell>
          <table:table-cell/>
          <table:table-cell table:style-name="ce3" office:value-type="float" office:value="1.00000015136716" calcext:value-type="float">
            <text:p>1.0000001514</text:p>
          </table:table-cell>
          <table:table-cell table:style-name="ce3" office:value-type="float" office:value="-0.0000131372855634027" calcext:value-type="float">
            <text:p>-1.3137285563402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528.22649444971" calcext:value-type="float">
            <text:p>3528.2264944497</text:p>
          </table:table-cell>
          <table:table-cell/>
          <table:table-cell table:style-name="ce3" office:value-type="float" office:value="3528.22648779057" calcext:value-type="float">
            <text:p>3528.2264877906</text:p>
          </table:table-cell>
          <table:table-cell/>
          <table:table-cell table:style-name="ce3" office:value-type="float" office:value="1.00000000188739" calcext:value-type="float">
            <text:p>1.0000000019</text:p>
          </table:table-cell>
          <table:table-cell table:style-name="ce3" office:value-type="float" office:value="0.00000665913285047282" calcext:value-type="float">
            <text:p>6.65913285047282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1600.36954700623" calcext:value-type="float">
            <text:p>-1600.3695470062</text:p>
          </table:table-cell>
          <table:table-cell/>
          <table:table-cell table:style-name="ce3" office:value-type="float" office:value="-1600.36955768601" calcext:value-type="float">
            <text:p>-1600.369557686</text:p>
          </table:table-cell>
          <table:table-cell/>
          <table:table-cell table:style-name="ce3" office:value-type="float" office:value="0.999999993326681" calcext:value-type="float">
            <text:p>0.9999999933</text:p>
          </table:table-cell>
          <table:table-cell table:style-name="ce3" office:value-type="float" office:value="0.0000106797772332357" calcext:value-type="float">
            <text:p>1.06797772332357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18093819011681" calcext:value-type="float">
            <text:p>-0.118093819</text:p>
          </table:table-cell>
          <table:table-cell/>
          <table:table-cell table:style-name="ce3" office:value-type="float" office:value="-0.118093796305248" calcext:value-type="float">
            <text:p>-0.1180937963</text:p>
          </table:table-cell>
          <table:table-cell/>
          <table:table-cell table:style-name="ce3" office:value-type="float" office:value="1.00000019227457" calcext:value-type="float">
            <text:p>1.0000001923</text:p>
          </table:table-cell>
          <table:table-cell table:style-name="ce3" office:value-type="float" office:value="-0.0000000227064333446769" calcext:value-type="float">
            <text:p>-2.2706433344676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5301894957333" calcext:value-type="float">
            <text:p>-0.5530189496</text:p>
          </table:table-cell>
          <table:table-cell/>
          <table:table-cell table:style-name="ce3" office:value-type="float" office:value="-0.553018963095014" calcext:value-type="float">
            <text:p>-0.5530189631</text:p>
          </table:table-cell>
          <table:table-cell/>
          <table:table-cell table:style-name="ce3" office:value-type="float" office:value="0.999999975549332" calcext:value-type="float">
            <text:p>0.9999999755</text:p>
          </table:table-cell>
          <table:table-cell table:style-name="ce3" office:value-type="float" office:value="0.0000000135216832175544" calcext:value-type="float">
            <text:p>1.35216832175544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73901116854068" calcext:value-type="float">
            <text:p>-2.7390111685</text:p>
          </table:table-cell>
          <table:table-cell/>
          <table:table-cell table:style-name="ce3" office:value-type="float" office:value="-2.73901118793188" calcext:value-type="float">
            <text:p>-2.7390111879</text:p>
          </table:table-cell>
          <table:table-cell/>
          <table:table-cell table:style-name="ce3" office:value-type="float" office:value="0.999999992920362" calcext:value-type="float">
            <text:p>0.9999999929</text:p>
          </table:table-cell>
          <table:table-cell table:style-name="ce3" office:value-type="float" office:value="0.000000019391208194719" calcext:value-type="float">
            <text:p>1.9391208194719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2" calcext:value-type="float">
            <text:p>95.9179763721</text:p>
          </table:table-cell>
          <table:table-cell/>
          <table:table-cell table:style-name="ce3" office:value-type="float" office:value="95.9179763721023" calcext:value-type="float">
            <text:p>95.917976372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13686837721616" calcext:value-type="float">
            <text:p>-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86.7908723824334" calcext:value-type="float">
            <text:p>-86.79087238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86.7908592451478" calcext:value-type="float">
            <text:p>-86.7908592451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86.7908592451478" calcext:value-type="float">
            <text:p>8.68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528.22649444971" calcext:value-type="float">
            <text:p>3528.226494449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528.22648779057" calcext:value-type="float">
            <text:p>3528.226487790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528.22648779057" calcext:value-type="float">
            <text:p>-3.5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1600.36954700623" calcext:value-type="float">
            <text:p>-1600.3695470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1600.36955768601" calcext:value-type="float">
            <text:p>-1600.369557686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1600.36955768601" calcext:value-type="float">
            <text:p>1.6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18093819011681" calcext:value-type="float">
            <text:p>-0.1180938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18093796305248" calcext:value-type="float">
            <text:p>-0.118093796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118093796305248" calcext:value-type="float">
            <text:p>1.18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5301894957333" calcext:value-type="float">
            <text:p>-0.553018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53018963095014" calcext:value-type="float">
            <text:p>-0.553018963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53018963095014" calcext:value-type="float">
            <text:p>5.5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73901116854068" calcext:value-type="float">
            <text:p>-2.739011168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73901118793188" calcext:value-type="float">
            <text:p>-2.7390111879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73901118793188" calcext:value-type="float">
            <text:p>2.74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2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3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23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86.7908723824334" calcext:value-type="float">
            <text:p>-86.79087238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528.22649444971" calcext:value-type="float">
            <text:p>3528.226494449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1600.36954700623" calcext:value-type="float">
            <text:p>-1600.3695470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18093819011681" calcext:value-type="float">
            <text:p>-0.1180938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5301894957333" calcext:value-type="float">
            <text:p>-0.553018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73901116854068" calcext:value-type="float">
            <text:p>-2.739011168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2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86.7908592451478" calcext:value-type="float">
            <text:p>-86.7908592451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86.7908592451478" calcext:value-type="float">
            <text:p>8.68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528.22648779057" calcext:value-type="float">
            <text:p>3528.226487790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528.22648779057" calcext:value-type="float">
            <text:p>-3.5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1600.36955768601" calcext:value-type="float">
            <text:p>-1600.369557686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1600.36955768601" calcext:value-type="float">
            <text:p>1.6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18093796305248" calcext:value-type="float">
            <text:p>-0.118093796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118093796305248" calcext:value-type="float">
            <text:p>1.18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53018963095014" calcext:value-type="float">
            <text:p>-0.553018963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53018963095014" calcext:value-type="float">
            <text:p>5.5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73901118793188" calcext:value-type="float">
            <text:p>-2.7390111879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73901118793188" calcext:value-type="float">
            <text:p>2.74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3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23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120 sec tol. 1e-8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120 sec tol. 1e-8'.C4]" office:value-type="string" office:string-value="Altitude = 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120 sec tol. 1e-8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8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After 120 sec tol. 1e-8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120 sec tol. 1e-8'.C5]" office:value-type="string" office:string-value="Latitude = " calcext:value-type="string">
            <text:p>Latitude = </text:p>
          </table:table-cell>
          <table:table-cell table:style-name="ce1" table:formula="of:=['After 120 sec tol. 1e-8'.D5]" office:value-type="float" office:value="0" calcext:value-type="float">
            <text:p>0</text:p>
          </table:table-cell>
          <table:table-cell table:style-name="ce1" table:formula="of:=['After 120 sec tol. 1e-8'.E5]" office:value-type="string" office:string-value="Longitude = " calcext:value-type="string">
            <text:p>Longitude = </text:p>
          </table:table-cell>
          <table:table-cell table:style-name="ce1" table:formula="of:=['After 120 sec tol. 1e-8'.F5]" office:value-type="float" office:value="90" calcext:value-type="float">
            <text:p>90</text:p>
          </table:table-cell>
          <table:table-cell table:style-name="ce1" table:formula="of:=['After 120 sec tol. 1e-8'.G5]" office:value-type="string" office:string-value="FPA = " calcext:value-type="string">
            <text:p>FPA = </text:p>
          </table:table-cell>
          <table:table-cell table:style-name="ce1" table:formula="of:=['After 120 sec tol. 1e-8'.H5]" office:value-type="float" office:value="89" calcext:value-type="float">
            <text:p>89</text:p>
          </table:table-cell>
          <table:table-cell table:style-name="ce1" table:formula="of:=['After 120 sec tol. 1e-8'.I5]" office:value-type="string" office:string-value="Azimuth = " calcext:value-type="string">
            <text:p>Azimuth = </text:p>
          </table:table-cell>
          <table:table-cell table:style-name="ce1" table:formula="of:=['After 120 sec tol. 1e-8'.J5]" office:value-type="float" office:value="90" calcext:value-type="float">
            <text:p>90</text:p>
          </table:table-cell>
          <table:table-cell table:style-name="ce1" table:formula="of:=['After 120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8'.M5]" office:value-type="float" office:value="0.000001" calcext:value-type="float">
            <text:p>0.000001</text:p>
          </table:table-cell>
          <table:table-cell table:style-name="ce1"/>
          <table:table-cell table:style-name="ce1" table:formula="of:=['After 120 sec tol. 1e-8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8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After 120 sec tol. 1e-8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120 sec tol. 1e-8'.C6]" office:value-type="string" office:string-value="After" calcext:value-type="string">
            <text:p>After</text:p>
          </table:table-cell>
          <table:table-cell table:style-name="ce1" table:formula="of:=['After 120 sec tol. 1e-8'.D6]" office:value-type="float" office:value="0.2" calcext:value-type="float">
            <text:p>0.2</text:p>
          </table:table-cell>
          <table:table-cell table:style-name="ce1" table:formula="of:=['After 120 sec tol. 1e-8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120 sec tol. 1e-8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66.2688886523298" calcext:value-type="float">
            <text:p>66.2688886523</text:p>
          </table:table-cell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66.2688886523298" calcext:value-type="float">
            <text:p>66.268888652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66.2688884451611" calcext:value-type="float">
            <text:p>66.268888445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66.2688884451611" calcext:value-type="float">
            <text:p>-6.63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37.85001304012" calcext:value-type="float">
            <text:p>3137.8500130401</text:p>
          </table:table-cell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37.85001304012" calcext:value-type="float">
            <text:p>3137.85001304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7.8500152515" calcext:value-type="float">
            <text:p>3137.85001525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37.8500152515" calcext:value-type="float">
            <text:p>-3.1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273.01633653739" calcext:value-type="float">
            <text:p>-2273.0163365374</text:p>
          </table:table-cell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273.01633653739" calcext:value-type="float">
            <text:p>-2273.016336537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273.01633618376" calcext:value-type="float">
            <text:p>-2273.0163361838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273.01633618376" calcext:value-type="float">
            <text:p>2.2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18555806350924" calcext:value-type="float">
            <text:p>0.0918555806</text:p>
          </table:table-cell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18555806350924" calcext:value-type="float">
            <text:p>0.09185558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18555804278765" calcext:value-type="float">
            <text:p>0.091855580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18555804278765" calcext:value-type="float">
            <text:p>-9.19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1180986104166" calcext:value-type="float">
            <text:p>-1.411809861</text:p>
          </table:table-cell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1180986104166" calcext:value-type="float">
            <text:p>-1.4118098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1180985783501" calcext:value-type="float">
            <text:p>-1.411809857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1180985783501" calcext:value-type="float">
            <text:p>1.4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40378932165755" calcext:value-type="float">
            <text:p>-2.4037893217</text:p>
          </table:table-cell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40378932165755" calcext:value-type="float">
            <text:p>-2.40378932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40378932166372" calcext:value-type="float">
            <text:p>-2.403789321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40378932166372" calcext:value-type="float">
            <text:p>2.4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21" calcext:value-type="float">
            <text:p>95.9179763721</text:p>
          </table:table-cell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22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66.2688886523298" calcext:value-type="float">
            <text:p>66.2688886523</text:p>
          </table:table-cell>
          <table:table-cell/>
          <table:table-cell table:style-name="ce3" office:value-type="float" office:value="66.2688884451611" calcext:value-type="float">
            <text:p>66.2688884452</text:p>
          </table:table-cell>
          <table:table-cell/>
          <table:table-cell table:style-name="ce3" office:value-type="float" office:value="1.00000000312618" calcext:value-type="float">
            <text:p>1.0000000031</text:p>
          </table:table-cell>
          <table:table-cell table:style-name="ce3" office:value-type="float" office:value="0.000000207168653787448" calcext:value-type="float">
            <text:p>2.0716865378744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7.85001304012" calcext:value-type="float">
            <text:p>3137.8500130401</text:p>
          </table:table-cell>
          <table:table-cell/>
          <table:table-cell table:style-name="ce3" office:value-type="float" office:value="3137.8500152515" calcext:value-type="float">
            <text:p>3137.8500152515</text:p>
          </table:table-cell>
          <table:table-cell/>
          <table:table-cell table:style-name="ce3" office:value-type="float" office:value="0.999999999295256" calcext:value-type="float">
            <text:p>0.9999999993</text:p>
          </table:table-cell>
          <table:table-cell table:style-name="ce3" office:value-type="float" office:value="-0.00000221138088818407" calcext:value-type="float">
            <text:p>-2.21138088818407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273.01633653739" calcext:value-type="float">
            <text:p>-2273.0163365374</text:p>
          </table:table-cell>
          <table:table-cell/>
          <table:table-cell table:style-name="ce3" office:value-type="float" office:value="-2273.01633618376" calcext:value-type="float">
            <text:p>-2273.0163361838</text:p>
          </table:table-cell>
          <table:table-cell/>
          <table:table-cell table:style-name="ce3" office:value-type="float" office:value="1.00000000015558" calcext:value-type="float">
            <text:p>1.0000000002</text:p>
          </table:table-cell>
          <table:table-cell table:style-name="ce3" office:value-type="float" office:value="-0.000000353630184690701" calcext:value-type="float">
            <text:p>-3.53630184690701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18555806350924" calcext:value-type="float">
            <text:p>0.0918555806</text:p>
          </table:table-cell>
          <table:table-cell/>
          <table:table-cell table:style-name="ce3" office:value-type="float" office:value="0.0918555804278765" calcext:value-type="float">
            <text:p>0.0918555804</text:p>
          </table:table-cell>
          <table:table-cell/>
          <table:table-cell table:style-name="ce3" office:value-type="float" office:value="1.00000000225589" calcext:value-type="float">
            <text:p>1.0000000023</text:p>
          </table:table-cell>
          <table:table-cell table:style-name="ce3" office:value-type="float" office:value="0.000000000207215827829899" calcext:value-type="float">
            <text:p>2.07215827829899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1180986104166" calcext:value-type="float">
            <text:p>-1.411809861</text:p>
          </table:table-cell>
          <table:table-cell/>
          <table:table-cell table:style-name="ce3" office:value-type="float" office:value="-1.41180985783501" calcext:value-type="float">
            <text:p>-1.4118098578</text:p>
          </table:table-cell>
          <table:table-cell/>
          <table:table-cell table:style-name="ce3" office:value-type="float" office:value="1.00000000227131" calcext:value-type="float">
            <text:p>1.0000000023</text:p>
          </table:table-cell>
          <table:table-cell table:style-name="ce3" office:value-type="float" office:value="-0.00000000320665627384642" calcext:value-type="float">
            <text:p>-3.20665627384642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40378932165755" calcext:value-type="float">
            <text:p>-2.4037893217</text:p>
          </table:table-cell>
          <table:table-cell/>
          <table:table-cell table:style-name="ce3" office:value-type="float" office:value="-2.40378932166372" calcext:value-type="float">
            <text:p>-2.4037893217</text:p>
          </table:table-cell>
          <table:table-cell/>
          <table:table-cell table:style-name="ce3" office:value-type="float" office:value="0.999999999997433" calcext:value-type="float">
            <text:p>1</text:p>
          </table:table-cell>
          <table:table-cell table:style-name="ce3" office:value-type="float" office:value="0.00000000000617150774928632" calcext:value-type="float">
            <text:p>6.17150774928632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 office:value-type="float" office:value="95.9179763721022" calcext:value-type="float">
            <text:p>95.917976372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27897692436818" calcext:value-type="float">
            <text:p>-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66.2688886523298" calcext:value-type="float">
            <text:p>66.26888865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66.2688884451611" calcext:value-type="float">
            <text:p>66.268888445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66.2688884451611" calcext:value-type="float">
            <text:p>-6.63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7.85001304012" calcext:value-type="float">
            <text:p>3137.85001304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7.8500152515" calcext:value-type="float">
            <text:p>3137.850015251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137.8500152515" calcext:value-type="float">
            <text:p>-3.1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273.01633653739" calcext:value-type="float">
            <text:p>-2273.016336537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273.01633618376" calcext:value-type="float">
            <text:p>-2273.0163361838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273.01633618376" calcext:value-type="float">
            <text:p>2.2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18555806350924" calcext:value-type="float">
            <text:p>0.09185558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18555804278765" calcext:value-type="float">
            <text:p>0.0918555804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18555804278765" calcext:value-type="float">
            <text:p>-9.19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1180986104166" calcext:value-type="float">
            <text:p>-1.411809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1180985783501" calcext:value-type="float">
            <text:p>-1.411809857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1180985783501" calcext:value-type="float">
            <text:p>1.4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40378932165755" calcext:value-type="float">
            <text:p>-2.40378932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40378932166372" calcext:value-type="float">
            <text:p>-2.4037893217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40378932166372" calcext:value-type="float">
            <text:p>2.4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2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66.2688886523298" calcext:value-type="float">
            <text:p>66.26888865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7.85001304012" calcext:value-type="float">
            <text:p>3137.85001304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273.01633653739" calcext:value-type="float">
            <text:p>-2273.016336537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18555806350924" calcext:value-type="float">
            <text:p>0.09185558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1180986104166" calcext:value-type="float">
            <text:p>-1.411809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40378932165755" calcext:value-type="float">
            <text:p>-2.40378932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66.2688884451611" calcext:value-type="float">
            <text:p>66.268888445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66.2688884451611" calcext:value-type="float">
            <text:p>-6.63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7.8500152515" calcext:value-type="float">
            <text:p>3137.850015251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37.8500152515" calcext:value-type="float">
            <text:p>-3.1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273.01633618376" calcext:value-type="float">
            <text:p>-2273.0163361838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273.01633618376" calcext:value-type="float">
            <text:p>2.2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18555804278765" calcext:value-type="float">
            <text:p>0.091855580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18555804278765" calcext:value-type="float">
            <text:p>-9.19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1180985783501" calcext:value-type="float">
            <text:p>-1.411809857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1180985783501" calcext:value-type="float">
            <text:p>1.4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40378932166372" calcext:value-type="float">
            <text:p>-2.403789321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40378932166372" calcext:value-type="float">
            <text:p>2.4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2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120 sec tol. 1e-10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120 sec tol. 1e-10'.C4]" office:value-type="string" office:string-value="Altitude = " calcext:value-type="string">
            <text:p>Altitude = </text:p>
          </table:table-cell>
          <table:table-cell table:style-name="ce1" table:formula="of:=['After 120 sec tol. 1e-10'.D4]" office:value-type="string" office:string-value="-0.6 km MOLA" calcext:value-type="string">
            <text:p>-0.6 km MOLA</text:p>
          </table:table-cell>
          <table:table-cell table:style-name="ce1" table:formula="of:=['After 120 sec tol. 1e-10'.E4]" office:value-type="string" office:string-value="TSI Order = " calcext:value-type="string">
            <text:p>TSI Order = </text:p>
          </table:table-cell>
          <table:table-cell table:style-name="ce1" table:formula="of:=['After 120 sec tol. 1e-10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120 sec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0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After 120 sec tol. 1e-10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120 sec tol. 1e-10'.C5]" office:value-type="string" office:string-value="Latitude = " calcext:value-type="string">
            <text:p>Latitude = </text:p>
          </table:table-cell>
          <table:table-cell table:style-name="ce1" table:formula="of:=['After 120 sec tol. 1e-10'.D5]" office:value-type="float" office:value="0" calcext:value-type="float">
            <text:p>0</text:p>
          </table:table-cell>
          <table:table-cell table:style-name="ce1" table:formula="of:=['After 120 sec tol. 1e-10'.E5]" office:value-type="string" office:string-value="Longitude = " calcext:value-type="string">
            <text:p>Longitude = </text:p>
          </table:table-cell>
          <table:table-cell table:style-name="ce1" table:formula="of:=['After 120 sec tol. 1e-10'.F5]" office:value-type="float" office:value="90" calcext:value-type="float">
            <text:p>90</text:p>
          </table:table-cell>
          <table:table-cell table:style-name="ce1" table:formula="of:=['After 120 sec tol. 1e-10'.G5]" office:value-type="string" office:string-value="FPA = " calcext:value-type="string">
            <text:p>FPA = </text:p>
          </table:table-cell>
          <table:table-cell table:style-name="ce1" table:formula="of:=['After 120 sec tol. 1e-10'.H5]" office:value-type="float" office:value="89" calcext:value-type="float">
            <text:p>89</text:p>
          </table:table-cell>
          <table:table-cell table:style-name="ce1" table:formula="of:=['After 120 sec tol. 1e-10'.I5]" office:value-type="string" office:string-value="Azimuth = " calcext:value-type="string">
            <text:p>Azimuth = </text:p>
          </table:table-cell>
          <table:table-cell table:style-name="ce1" table:formula="of:=['After 120 sec tol. 1e-10'.J5]" office:value-type="float" office:value="90" calcext:value-type="float">
            <text:p>90</text:p>
          </table:table-cell>
          <table:table-cell table:style-name="ce1" table:formula="of:=['After 120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0'.M5]" office:value-type="float" office:value="0.000001" calcext:value-type="float">
            <text:p>0.000001</text:p>
          </table:table-cell>
          <table:table-cell table:style-name="ce1"/>
          <table:table-cell table:style-name="ce1" table:formula="of:=['After 120 sec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0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After 120 sec tol. 1e-10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120 sec tol. 1e-10'.C6]" office:value-type="string" office:string-value="After" calcext:value-type="string">
            <text:p>After</text:p>
          </table:table-cell>
          <table:table-cell table:style-name="ce1" table:formula="of:=['After 120 sec tol. 1e-10'.D6]" office:value-type="float" office:value="0.2" calcext:value-type="float">
            <text:p>0.2</text:p>
          </table:table-cell>
          <table:table-cell table:style-name="ce1" table:formula="of:=['After 120 sec tol. 1e-10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120 sec tol. 1e-10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2.8249395507955" calcext:value-type="float">
            <text:p>72.8249395508</text:p>
          </table:table-cell>
          <table:table-cell/>
          <table:table-cell table:style-name="ce4" table:formula="of:=['After 12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2.8249395507955" calcext:value-type="float">
            <text:p>72.82493955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2.8249394912447" calcext:value-type="float">
            <text:p>72.82493949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2.8249394912447" calcext:value-type="float">
            <text:p>-7.28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2.92848648053" calcext:value-type="float">
            <text:p>3082.9284864805</text:p>
          </table:table-cell>
          <table:table-cell/>
          <table:table-cell table:style-name="ce4" table:formula="of:=['After 12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2.92848648053" calcext:value-type="float">
            <text:p>3082.92848648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2.92848707411" calcext:value-type="float">
            <text:p>3082.928487074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2.92848707411" calcext:value-type="float">
            <text:p>-3.0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6.77353222061" calcext:value-type="float">
            <text:p>-2346.7735322206</text:p>
          </table:table-cell>
          <table:table-cell/>
          <table:table-cell table:style-name="ce4" table:formula="of:=['After 12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6.77353222061" calcext:value-type="float">
            <text:p>-2346.77353222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6.77353211896" calcext:value-type="float">
            <text:p>-2346.773532119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6.77353211896" calcext:value-type="float">
            <text:p>2.3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41011744495095" calcext:value-type="float">
            <text:p>0.0941011744</text:p>
          </table:table-cell>
          <table:table-cell/>
          <table:table-cell table:style-name="ce4" table:formula="of:=['After 12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41011744495095" calcext:value-type="float">
            <text:p>0.094101174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41011743937655" calcext:value-type="float">
            <text:p>0.094101174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41011743937655" calcext:value-type="float">
            <text:p>-9.41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693322468785" calcext:value-type="float">
            <text:p>-1.4969332247</text:p>
          </table:table-cell>
          <table:table-cell/>
          <table:table-cell table:style-name="ce4" table:formula="of:=['After 12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693322468785" calcext:value-type="float">
            <text:p>-1.496933224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693322384549" calcext:value-type="float">
            <text:p>-1.496933223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693322384549" calcext:value-type="float">
            <text:p>1.5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212764673194" calcext:value-type="float">
            <text:p>-2.3521276467</text:p>
          </table:table-cell>
          <table:table-cell/>
          <table:table-cell table:style-name="ce4" table:formula="of:=['After 12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212764673194" calcext:value-type="float">
            <text:p>-2.352127646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21276467546" calcext:value-type="float">
            <text:p>-2.352127646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21276467546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25" calcext:value-type="float">
            <text:p>95.9179763721</text:p>
          </table:table-cell>
          <table:table-cell/>
          <table:table-cell table:style-name="ce4" table:formula="of:=['After 12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5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4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24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2.8249395507955" calcext:value-type="float">
            <text:p>72.8249395508</text:p>
          </table:table-cell>
          <table:table-cell/>
          <table:table-cell table:style-name="ce3" office:value-type="float" office:value="72.8249394912447" calcext:value-type="float">
            <text:p>72.8249394912</text:p>
          </table:table-cell>
          <table:table-cell/>
          <table:table-cell table:style-name="ce3" office:value-type="float" office:value="1.00000000081773" calcext:value-type="float">
            <text:p>1.0000000008</text:p>
          </table:table-cell>
          <table:table-cell table:style-name="ce3" office:value-type="float" office:value="0.0000000595507998468747" calcext:value-type="float">
            <text:p>5.9550799846874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2.92848648053" calcext:value-type="float">
            <text:p>3082.9284864805</text:p>
          </table:table-cell>
          <table:table-cell/>
          <table:table-cell table:style-name="ce3" office:value-type="float" office:value="3082.92848707411" calcext:value-type="float">
            <text:p>3082.9284870741</text:p>
          </table:table-cell>
          <table:table-cell/>
          <table:table-cell table:style-name="ce3" office:value-type="float" office:value="0.999999999807463" calcext:value-type="float">
            <text:p>0.9999999998</text:p>
          </table:table-cell>
          <table:table-cell table:style-name="ce3" office:value-type="float" office:value="-0.000000593578079133295" calcext:value-type="float">
            <text:p>-5.93578079133295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6.77353222061" calcext:value-type="float">
            <text:p>-2346.7735322206</text:p>
          </table:table-cell>
          <table:table-cell/>
          <table:table-cell table:style-name="ce3" office:value-type="float" office:value="-2346.77353211896" calcext:value-type="float">
            <text:p>-2346.773532119</text:p>
          </table:table-cell>
          <table:table-cell/>
          <table:table-cell table:style-name="ce3" office:value-type="float" office:value="1.00000000004332" calcext:value-type="float">
            <text:p>1</text:p>
          </table:table-cell>
          <table:table-cell table:style-name="ce3" office:value-type="float" office:value="-0.000000101655132311862" calcext:value-type="float">
            <text:p>-1.0165513231186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41011744495095" calcext:value-type="float">
            <text:p>0.0941011744</text:p>
          </table:table-cell>
          <table:table-cell/>
          <table:table-cell table:style-name="ce3" office:value-type="float" office:value="0.0941011743937655" calcext:value-type="float">
            <text:p>0.0941011744</text:p>
          </table:table-cell>
          <table:table-cell/>
          <table:table-cell table:style-name="ce3" office:value-type="float" office:value="1.00000000059238" calcext:value-type="float">
            <text:p>1.0000000006</text:p>
          </table:table-cell>
          <table:table-cell table:style-name="ce3" office:value-type="float" office:value="0.0000000000557439788773095" calcext:value-type="float">
            <text:p>5.5743978877309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693322468785" calcext:value-type="float">
            <text:p>-1.4969332247</text:p>
          </table:table-cell>
          <table:table-cell/>
          <table:table-cell table:style-name="ce3" office:value-type="float" office:value="-1.49693322384549" calcext:value-type="float">
            <text:p>-1.4969332238</text:p>
          </table:table-cell>
          <table:table-cell/>
          <table:table-cell table:style-name="ce3" office:value-type="float" office:value="1.00000000056272" calcext:value-type="float">
            <text:p>1.0000000006</text:p>
          </table:table-cell>
          <table:table-cell table:style-name="ce3" office:value-type="float" office:value="-0.000000000842358627295425" calcext:value-type="float">
            <text:p>-8.4235862729542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212764673194" calcext:value-type="float">
            <text:p>-2.3521276467</text:p>
          </table:table-cell>
          <table:table-cell/>
          <table:table-cell table:style-name="ce3" office:value-type="float" office:value="-2.3521276467546" calcext:value-type="float">
            <text:p>-2.3521276468</text:p>
          </table:table-cell>
          <table:table-cell/>
          <table:table-cell table:style-name="ce3" office:value-type="float" office:value="0.999999999990367" calcext:value-type="float">
            <text:p>1</text:p>
          </table:table-cell>
          <table:table-cell table:style-name="ce3" office:value-type="float" office:value="0.0000000000226569873973403" calcext:value-type="float">
            <text:p>2.2656987397340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5" calcext:value-type="float">
            <text:p>95.9179763721</text:p>
          </table:table-cell>
          <table:table-cell/>
          <table:table-cell table:style-name="ce3" office:value-type="float" office:value="95.9179763721024" calcext:value-type="float">
            <text:p>95.91797637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2.8249395507955" calcext:value-type="float">
            <text:p>72.82493955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2.8249394912447" calcext:value-type="float">
            <text:p>72.824939491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2.8249394912447" calcext:value-type="float">
            <text:p>-7.28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2.92848648053" calcext:value-type="float">
            <text:p>3082.9284864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2.92848707411" calcext:value-type="float">
            <text:p>3082.928487074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2.92848707411" calcext:value-type="float">
            <text:p>-3.0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6.77353222061" calcext:value-type="float">
            <text:p>-2346.77353222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6.77353211896" calcext:value-type="float">
            <text:p>-2346.773532119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6.77353211896" calcext:value-type="float">
            <text:p>2.3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41011744495095" calcext:value-type="float">
            <text:p>0.09410117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41011743937655" calcext:value-type="float">
            <text:p>0.0941011744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41011743937655" calcext:value-type="float">
            <text:p>-9.41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693322468785" calcext:value-type="float">
            <text:p>-1.49693322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693322384549" calcext:value-type="float">
            <text:p>-1.496933223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693322384549" calcext:value-type="float">
            <text:p>1.5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212764673194" calcext:value-type="float">
            <text:p>-2.35212764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21276467546" calcext:value-type="float">
            <text:p>-2.352127646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21276467546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5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4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24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2.8249395507955" calcext:value-type="float">
            <text:p>72.82493955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2.92848648053" calcext:value-type="float">
            <text:p>3082.9284864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6.77353222061" calcext:value-type="float">
            <text:p>-2346.77353222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41011744495095" calcext:value-type="float">
            <text:p>0.09410117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693322468785" calcext:value-type="float">
            <text:p>-1.49693322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212764673194" calcext:value-type="float">
            <text:p>-2.35212764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5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2.8249394912447" calcext:value-type="float">
            <text:p>72.824939491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2.8249394912447" calcext:value-type="float">
            <text:p>-7.28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2.92848707411" calcext:value-type="float">
            <text:p>3082.928487074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2.92848707411" calcext:value-type="float">
            <text:p>-3.0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6.77353211896" calcext:value-type="float">
            <text:p>-2346.773532119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6.77353211896" calcext:value-type="float">
            <text:p>2.3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41011743937655" calcext:value-type="float">
            <text:p>0.094101174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41011743937655" calcext:value-type="float">
            <text:p>-9.41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693322384549" calcext:value-type="float">
            <text:p>-1.496933223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693322384549" calcext:value-type="float">
            <text:p>1.5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21276467546" calcext:value-type="float">
            <text:p>-2.352127646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21276467546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4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24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120 sec tol. 1e-11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120 sec tol. 1e-11'.C4]" office:value-type="string" office:string-value="Altitude = " calcext:value-type="string">
            <text:p>Altitude = </text:p>
          </table:table-cell>
          <table:table-cell table:style-name="ce1" table:formula="of:=['After 120 sec tol. 1e-11'.D4]" office:value-type="string" office:string-value="-0.6 km MOLA" calcext:value-type="string">
            <text:p>-0.6 km MOLA</text:p>
          </table:table-cell>
          <table:table-cell table:style-name="ce1" table:formula="of:=['After 120 sec tol. 1e-11'.E4]" office:value-type="string" office:string-value="TSI Order = " calcext:value-type="string">
            <text:p>TSI Order = </text:p>
          </table:table-cell>
          <table:table-cell table:style-name="ce1" table:formula="of:=['After 120 sec tol. 1e-11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120 sec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1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After 120 sec tol. 1e-11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120 sec tol. 1e-11'.C5]" office:value-type="string" office:string-value="Latitude = " calcext:value-type="string">
            <text:p>Latitude = </text:p>
          </table:table-cell>
          <table:table-cell table:style-name="ce1" table:formula="of:=['After 120 sec tol. 1e-11'.D5]" office:value-type="float" office:value="0" calcext:value-type="float">
            <text:p>0</text:p>
          </table:table-cell>
          <table:table-cell table:style-name="ce1" table:formula="of:=['After 120 sec tol. 1e-11'.E5]" office:value-type="string" office:string-value="Longitude = " calcext:value-type="string">
            <text:p>Longitude = </text:p>
          </table:table-cell>
          <table:table-cell table:style-name="ce1" table:formula="of:=['After 120 sec tol. 1e-11'.F5]" office:value-type="float" office:value="90" calcext:value-type="float">
            <text:p>90</text:p>
          </table:table-cell>
          <table:table-cell table:style-name="ce1" table:formula="of:=['After 120 sec tol. 1e-11'.G5]" office:value-type="string" office:string-value="FPA = " calcext:value-type="string">
            <text:p>FPA = </text:p>
          </table:table-cell>
          <table:table-cell table:style-name="ce1" table:formula="of:=['After 120 sec tol. 1e-11'.H5]" office:value-type="float" office:value="89" calcext:value-type="float">
            <text:p>89</text:p>
          </table:table-cell>
          <table:table-cell table:style-name="ce1" table:formula="of:=['After 120 sec tol. 1e-11'.I5]" office:value-type="string" office:string-value="Azimuth = " calcext:value-type="string">
            <text:p>Azimuth = </text:p>
          </table:table-cell>
          <table:table-cell table:style-name="ce1" table:formula="of:=['After 120 sec tol. 1e-11'.J5]" office:value-type="float" office:value="90" calcext:value-type="float">
            <text:p>90</text:p>
          </table:table-cell>
          <table:table-cell table:style-name="ce1" table:formula="of:=['After 120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1'.M5]" office:value-type="float" office:value="0.000001" calcext:value-type="float">
            <text:p>0.000001</text:p>
          </table:table-cell>
          <table:table-cell table:style-name="ce1"/>
          <table:table-cell table:style-name="ce1" table:formula="of:=['After 120 sec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1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After 120 sec tol. 1e-11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120 sec tol. 1e-11'.C6]" office:value-type="string" office:string-value="After" calcext:value-type="string">
            <text:p>After</text:p>
          </table:table-cell>
          <table:table-cell table:style-name="ce1" table:formula="of:=['After 120 sec tol. 1e-11'.D6]" office:value-type="float" office:value="0.2" calcext:value-type="float">
            <text:p>0.2</text:p>
          </table:table-cell>
          <table:table-cell table:style-name="ce1" table:formula="of:=['After 120 sec tol. 1e-11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120 sec tol. 1e-11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4.8448190196384" calcext:value-type="float">
            <text:p>74.8448190196</text:p>
          </table:table-cell>
          <table:table-cell/>
          <table:table-cell table:style-name="ce4" table:formula="of:=['After 12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4.8448190196384" calcext:value-type="float">
            <text:p>74.844819019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4.844819005901" calcext:value-type="float">
            <text:p>74.844819005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4.844819005901" calcext:value-type="float">
            <text:p>-7.48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4.06544678954" calcext:value-type="float">
            <text:p>3084.0654467895</text:p>
          </table:table-cell>
          <table:table-cell/>
          <table:table-cell table:style-name="ce4" table:formula="of:=['After 12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4.06544678954" calcext:value-type="float">
            <text:p>3084.065446789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4.06544691645" calcext:value-type="float">
            <text:p>3084.065446916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4.06544691645" calcext:value-type="float">
            <text:p>-3.0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5.21558003423" calcext:value-type="float">
            <text:p>-2345.2155800342</text:p>
          </table:table-cell>
          <table:table-cell/>
          <table:table-cell table:style-name="ce4" table:formula="of:=['After 12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5.21558003423" calcext:value-type="float">
            <text:p>-2345.215580034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5.21558001172" calcext:value-type="float">
            <text:p>-2345.2155800117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5.21558001172" calcext:value-type="float">
            <text:p>2.3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2072128579468" calcext:value-type="float">
            <text:p>0.0962072129</text:p>
          </table:table-cell>
          <table:table-cell/>
          <table:table-cell table:style-name="ce4" table:formula="of:=['After 12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2072128579468" calcext:value-type="float">
            <text:p>0.09620721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2072128450463" calcext:value-type="float">
            <text:p>0.096207212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2072128450463" calcext:value-type="float">
            <text:p>-9.62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528692754383" calcext:value-type="float">
            <text:p>-1.4952869275</text:p>
          </table:table-cell>
          <table:table-cell/>
          <table:table-cell table:style-name="ce4" table:formula="of:=['After 12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528692754383" calcext:value-type="float">
            <text:p>-1.495286927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528692736324" calcext:value-type="float">
            <text:p>-1.495286927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528692736324" calcext:value-type="float">
            <text:p>1.5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277054562852" calcext:value-type="float">
            <text:p>-2.3527705456</text:p>
          </table:table-cell>
          <table:table-cell/>
          <table:table-cell table:style-name="ce4" table:formula="of:=['After 12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277054562852" calcext:value-type="float">
            <text:p>-2.352770545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277054563287" calcext:value-type="float">
            <text:p>-2.3527705456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277054563287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21" calcext:value-type="float">
            <text:p>95.9179763721</text:p>
          </table:table-cell>
          <table:table-cell/>
          <table:table-cell table:style-name="ce4" table:formula="of:=['After 12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6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26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4.8448190196384" calcext:value-type="float">
            <text:p>74.8448190196</text:p>
          </table:table-cell>
          <table:table-cell/>
          <table:table-cell table:style-name="ce3" office:value-type="float" office:value="74.844819005901" calcext:value-type="float">
            <text:p>74.8448190059</text:p>
          </table:table-cell>
          <table:table-cell/>
          <table:table-cell table:style-name="ce3" office:value-type="float" office:value="1.00000000018355" calcext:value-type="float">
            <text:p>1.0000000002</text:p>
          </table:table-cell>
          <table:table-cell table:style-name="ce3" office:value-type="float" office:value="0.0000000137374343012198" calcext:value-type="float">
            <text:p>1.37374343012198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4.06544678954" calcext:value-type="float">
            <text:p>3084.0654467895</text:p>
          </table:table-cell>
          <table:table-cell/>
          <table:table-cell table:style-name="ce3" office:value-type="float" office:value="3084.06544691645" calcext:value-type="float">
            <text:p>3084.0654469165</text:p>
          </table:table-cell>
          <table:table-cell/>
          <table:table-cell table:style-name="ce3" office:value-type="float" office:value="0.999999999958851" calcext:value-type="float">
            <text:p>1</text:p>
          </table:table-cell>
          <table:table-cell table:style-name="ce3" office:value-type="float" office:value="-0.000000126904978969833" calcext:value-type="float">
            <text:p>-1.26904978969833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5.21558003423" calcext:value-type="float">
            <text:p>-2345.2155800342</text:p>
          </table:table-cell>
          <table:table-cell/>
          <table:table-cell table:style-name="ce3" office:value-type="float" office:value="-2345.21558001172" calcext:value-type="float">
            <text:p>-2345.2155800117</text:p>
          </table:table-cell>
          <table:table-cell/>
          <table:table-cell table:style-name="ce3" office:value-type="float" office:value="1.0000000000096" calcext:value-type="float">
            <text:p>1</text:p>
          </table:table-cell>
          <table:table-cell table:style-name="ce3" office:value-type="float" office:value="-0.0000000225109033635817" calcext:value-type="float">
            <text:p>-2.25109033635817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2072128579468" calcext:value-type="float">
            <text:p>0.0962072129</text:p>
          </table:table-cell>
          <table:table-cell/>
          <table:table-cell table:style-name="ce3" office:value-type="float" office:value="0.0962072128450463" calcext:value-type="float">
            <text:p>0.0962072128</text:p>
          </table:table-cell>
          <table:table-cell/>
          <table:table-cell table:style-name="ce3" office:value-type="float" office:value="1.00000000013409" calcext:value-type="float">
            <text:p>1.0000000001</text:p>
          </table:table-cell>
          <table:table-cell table:style-name="ce3" office:value-type="float" office:value="0.0000000000129004862348125" calcext:value-type="float">
            <text:p>1.2900486234812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528692754383" calcext:value-type="float">
            <text:p>-1.4952869275</text:p>
          </table:table-cell>
          <table:table-cell/>
          <table:table-cell table:style-name="ce3" office:value-type="float" office:value="-1.49528692736324" calcext:value-type="float">
            <text:p>-1.4952869274</text:p>
          </table:table-cell>
          <table:table-cell/>
          <table:table-cell table:style-name="ce3" office:value-type="float" office:value="1.00000000012077" calcext:value-type="float">
            <text:p>1.0000000001</text:p>
          </table:table-cell>
          <table:table-cell table:style-name="ce3" office:value-type="float" office:value="-0.000000000180587766962503" calcext:value-type="float">
            <text:p>-1.80587766962503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277054562852" calcext:value-type="float">
            <text:p>-2.3527705456</text:p>
          </table:table-cell>
          <table:table-cell/>
          <table:table-cell table:style-name="ce3" office:value-type="float" office:value="-2.35277054563287" calcext:value-type="float">
            <text:p>-2.3527705456</text:p>
          </table:table-cell>
          <table:table-cell/>
          <table:table-cell table:style-name="ce3" office:value-type="float" office:value="0.999999999998149" calcext:value-type="float">
            <text:p>1</text:p>
          </table:table-cell>
          <table:table-cell table:style-name="ce3" office:value-type="float" office:value="0.00000000000435473879178971" calcext:value-type="float">
            <text:p>4.3547387917897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 office:value-type="float" office:value="95.9179763721026" calcext:value-type="float">
            <text:p>95.9179763721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0440536496171262" calcext:value-type="float">
            <text:p>-4.4053649617126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4.8448190196384" calcext:value-type="float">
            <text:p>74.84481901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4.844819005901" calcext:value-type="float">
            <text:p>74.844819005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4.844819005901" calcext:value-type="float">
            <text:p>-7.48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4.06544678954" calcext:value-type="float">
            <text:p>3084.06544678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4.06544691645" calcext:value-type="float">
            <text:p>3084.065446916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4.06544691645" calcext:value-type="float">
            <text:p>-3.0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5.21558003423" calcext:value-type="float">
            <text:p>-2345.21558003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5.21558001172" calcext:value-type="float">
            <text:p>-2345.2155800117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5.21558001172" calcext:value-type="float">
            <text:p>2.3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2072128579468" calcext:value-type="float">
            <text:p>0.096207212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2072128450463" calcext:value-type="float">
            <text:p>0.0962072128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2072128450463" calcext:value-type="float">
            <text:p>-9.62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528692754383" calcext:value-type="float">
            <text:p>-1.49528692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528692736324" calcext:value-type="float">
            <text:p>-1.495286927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528692736324" calcext:value-type="float">
            <text:p>1.5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277054562852" calcext:value-type="float">
            <text:p>-2.352770545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277054563287" calcext:value-type="float">
            <text:p>-2.3527705456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277054563287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6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26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4.8448190196384" calcext:value-type="float">
            <text:p>74.84481901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4.06544678954" calcext:value-type="float">
            <text:p>3084.06544678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5.21558003423" calcext:value-type="float">
            <text:p>-2345.21558003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2072128579468" calcext:value-type="float">
            <text:p>0.096207212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528692754383" calcext:value-type="float">
            <text:p>-1.49528692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277054562852" calcext:value-type="float">
            <text:p>-2.352770545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4.844819005901" calcext:value-type="float">
            <text:p>74.844819005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4.844819005901" calcext:value-type="float">
            <text:p>-7.48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4.06544691645" calcext:value-type="float">
            <text:p>3084.065446916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4.06544691645" calcext:value-type="float">
            <text:p>-3.0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5.21558001172" calcext:value-type="float">
            <text:p>-2345.2155800117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5.21558001172" calcext:value-type="float">
            <text:p>2.3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2072128450463" calcext:value-type="float">
            <text:p>0.0962072128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2072128450463" calcext:value-type="float">
            <text:p>-9.62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528692736324" calcext:value-type="float">
            <text:p>-1.495286927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528692736324" calcext:value-type="float">
            <text:p>1.5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277054563287" calcext:value-type="float">
            <text:p>-2.3527705456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277054563287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26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26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120 sec tol. 1e-12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120 sec tol. 1e-12'.C4]" office:value-type="string" office:string-value="Altitude = " calcext:value-type="string">
            <text:p>Altitude = </text:p>
          </table:table-cell>
          <table:table-cell table:style-name="ce1" table:formula="of:=['After 120 sec tol. 1e-12'.D4]" office:value-type="string" office:string-value="-0.6 km MOLA" calcext:value-type="string">
            <text:p>-0.6 km MOLA</text:p>
          </table:table-cell>
          <table:table-cell table:style-name="ce1" table:formula="of:=['After 120 sec tol. 1e-12'.E4]" office:value-type="string" office:string-value="TSI Order = " calcext:value-type="string">
            <text:p>TSI Order = </text:p>
          </table:table-cell>
          <table:table-cell table:style-name="ce1" table:formula="of:=['After 120 sec tol. 1e-12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120 sec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2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After 120 sec tol. 1e-12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120 sec tol. 1e-12'.C5]" office:value-type="string" office:string-value="Latitude = " calcext:value-type="string">
            <text:p>Latitude = </text:p>
          </table:table-cell>
          <table:table-cell table:style-name="ce1" table:formula="of:=['After 120 sec tol. 1e-12'.D5]" office:value-type="float" office:value="0" calcext:value-type="float">
            <text:p>0</text:p>
          </table:table-cell>
          <table:table-cell table:style-name="ce1" table:formula="of:=['After 120 sec tol. 1e-12'.E5]" office:value-type="string" office:string-value="Longitude = " calcext:value-type="string">
            <text:p>Longitude = </text:p>
          </table:table-cell>
          <table:table-cell table:style-name="ce1" table:formula="of:=['After 120 sec tol. 1e-12'.F5]" office:value-type="float" office:value="90" calcext:value-type="float">
            <text:p>90</text:p>
          </table:table-cell>
          <table:table-cell table:style-name="ce1" table:formula="of:=['After 120 sec tol. 1e-12'.G5]" office:value-type="string" office:string-value="FPA = " calcext:value-type="string">
            <text:p>FPA = </text:p>
          </table:table-cell>
          <table:table-cell table:style-name="ce1" table:formula="of:=['After 120 sec tol. 1e-12'.H5]" office:value-type="float" office:value="89" calcext:value-type="float">
            <text:p>89</text:p>
          </table:table-cell>
          <table:table-cell table:style-name="ce1" table:formula="of:=['After 120 sec tol. 1e-12'.I5]" office:value-type="string" office:string-value="Azimuth = " calcext:value-type="string">
            <text:p>Azimuth = </text:p>
          </table:table-cell>
          <table:table-cell table:style-name="ce1" table:formula="of:=['After 120 sec tol. 1e-12'.J5]" office:value-type="float" office:value="90" calcext:value-type="float">
            <text:p>90</text:p>
          </table:table-cell>
          <table:table-cell table:style-name="ce1" table:formula="of:=['After 120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2'.M5]" office:value-type="float" office:value="0.000001" calcext:value-type="float">
            <text:p>0.000001</text:p>
          </table:table-cell>
          <table:table-cell table:style-name="ce1"/>
          <table:table-cell table:style-name="ce1" table:formula="of:=['After 120 sec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2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After 120 sec tol. 1e-12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120 sec tol. 1e-12'.C6]" office:value-type="string" office:string-value="After" calcext:value-type="string">
            <text:p>After</text:p>
          </table:table-cell>
          <table:table-cell table:style-name="ce1" table:formula="of:=['After 120 sec tol. 1e-12'.D6]" office:value-type="float" office:value="0.2" calcext:value-type="float">
            <text:p>0.2</text:p>
          </table:table-cell>
          <table:table-cell table:style-name="ce1" table:formula="of:=['After 120 sec tol. 1e-12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120 sec tol. 1e-12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2.5557688777122" calcext:value-type="float">
            <text:p>72.5557688777</text:p>
          </table:table-cell>
          <table:table-cell/>
          <table:table-cell table:style-name="ce4" table:formula="of:=['After 12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2.5557688777122" calcext:value-type="float">
            <text:p>72.555768877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2.5557688778239" calcext:value-type="float">
            <text:p>72.555768877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2.5557688778239" calcext:value-type="float">
            <text:p>-7.26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0.75843537381" calcext:value-type="float">
            <text:p>3080.7584353738</text:p>
          </table:table-cell>
          <table:table-cell/>
          <table:table-cell table:style-name="ce4" table:formula="of:=['After 12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0.75843537381" calcext:value-type="float">
            <text:p>3080.758435373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0.75843536994" calcext:value-type="float">
            <text:p>3080.758435369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0.75843536994" calcext:value-type="float">
            <text:p>-3.0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9.62989838413" calcext:value-type="float">
            <text:p>-2349.6298983841</text:p>
          </table:table-cell>
          <table:table-cell/>
          <table:table-cell table:style-name="ce4" table:formula="of:=['After 12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9.62989838413" calcext:value-type="float">
            <text:p>-2349.629898384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9.62989838556" calcext:value-type="float">
            <text:p>-2349.629898385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9.62989838556" calcext:value-type="float">
            <text:p>2.3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36583188811309" calcext:value-type="float">
            <text:p>0.0936583189</text:p>
          </table:table-cell>
          <table:table-cell/>
          <table:table-cell table:style-name="ce4" table:formula="of:=['After 12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36583188811309" calcext:value-type="float">
            <text:p>0.093658318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36583188812094" calcext:value-type="float">
            <text:p>0.093658318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36583188812094" calcext:value-type="float">
            <text:p>-9.37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50016949328284" calcext:value-type="float">
            <text:p>-1.5001694933</text:p>
          </table:table-cell>
          <table:table-cell/>
          <table:table-cell table:style-name="ce4" table:formula="of:=['After 12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50016949328284" calcext:value-type="float">
            <text:p>-1.5001694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50016949328836" calcext:value-type="float">
            <text:p>-1.500169493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50016949328836" calcext:value-type="float">
            <text:p>1.5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017465266977" calcext:value-type="float">
            <text:p>-2.3501746527</text:p>
          </table:table-cell>
          <table:table-cell/>
          <table:table-cell table:style-name="ce4" table:formula="of:=['After 12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017465266977" calcext:value-type="float">
            <text:p>-2.350174652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017465267015" calcext:value-type="float">
            <text:p>-2.350174652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017465267015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14" calcext:value-type="float">
            <text:p>95.9179763721</text:p>
          </table:table-cell>
          <table:table-cell/>
          <table:table-cell table:style-name="ce4" table:formula="of:=['After 12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14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1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12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2.5557688777122" calcext:value-type="float">
            <text:p>72.5557688777</text:p>
          </table:table-cell>
          <table:table-cell/>
          <table:table-cell table:style-name="ce3" office:value-type="float" office:value="72.5557688778239" calcext:value-type="float">
            <text:p>72.5557688778</text:p>
          </table:table-cell>
          <table:table-cell/>
          <table:table-cell table:style-name="ce3" office:value-type="float" office:value="0.99999999999846" calcext:value-type="float">
            <text:p>1</text:p>
          </table:table-cell>
          <table:table-cell table:style-name="ce3" office:value-type="float" office:value="-0.000000000111739950625633" calcext:value-type="float">
            <text:p>-1.1173995062563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0.75843537381" calcext:value-type="float">
            <text:p>3080.7584353738</text:p>
          </table:table-cell>
          <table:table-cell/>
          <table:table-cell table:style-name="ce3" office:value-type="float" office:value="3080.75843536994" calcext:value-type="float">
            <text:p>3080.7584353699</text:p>
          </table:table-cell>
          <table:table-cell/>
          <table:table-cell table:style-name="ce3" office:value-type="float" office:value="1.00000000000126" calcext:value-type="float">
            <text:p>1</text:p>
          </table:table-cell>
          <table:table-cell table:style-name="ce3" office:value-type="float" office:value="0.00000000387126419809647" calcext:value-type="float">
            <text:p>3.87126419809647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9.62989838413" calcext:value-type="float">
            <text:p>-2349.6298983841</text:p>
          </table:table-cell>
          <table:table-cell/>
          <table:table-cell table:style-name="ce3" office:value-type="float" office:value="-2349.62989838556" calcext:value-type="float">
            <text:p>-2349.6298983856</text:p>
          </table:table-cell>
          <table:table-cell/>
          <table:table-cell table:style-name="ce3" office:value-type="float" office:value="0.999999999999393" calcext:value-type="float">
            <text:p>1</text:p>
          </table:table-cell>
          <table:table-cell table:style-name="ce3" office:value-type="float" office:value="0.00000000142699718708172" calcext:value-type="float">
            <text:p>1.4269971870817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36583188811309" calcext:value-type="float">
            <text:p>0.0936583189</text:p>
          </table:table-cell>
          <table:table-cell/>
          <table:table-cell table:style-name="ce3" office:value-type="float" office:value="0.0936583188812094" calcext:value-type="float">
            <text:p>0.0936583189</text:p>
          </table:table-cell>
          <table:table-cell/>
          <table:table-cell table:style-name="ce3" office:value-type="float" office:value="0.999999999999162" calcext:value-type="float">
            <text:p>1</text:p>
          </table:table-cell>
          <table:table-cell table:style-name="ce3" office:value-type="float" office:value="-0.0000000000000785205234166142" calcext:value-type="float">
            <text:p>-7.85205234166142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50016949328284" calcext:value-type="float">
            <text:p>-1.5001694933</text:p>
          </table:table-cell>
          <table:table-cell/>
          <table:table-cell table:style-name="ce3" office:value-type="float" office:value="-1.50016949328836" calcext:value-type="float">
            <text:p>-1.5001694933</text:p>
          </table:table-cell>
          <table:table-cell/>
          <table:table-cell table:style-name="ce3" office:value-type="float" office:value="0.999999999996321" calcext:value-type="float">
            <text:p>1</text:p>
          </table:table-cell>
          <table:table-cell table:style-name="ce3" office:value-type="float" office:value="0.00000000000551869661080673" calcext:value-type="float">
            <text:p>5.5186966108067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017465266977" calcext:value-type="float">
            <text:p>-2.3501746527</text:p>
          </table:table-cell>
          <table:table-cell/>
          <table:table-cell table:style-name="ce3" office:value-type="float" office:value="-2.35017465267015" calcext:value-type="float">
            <text:p>-2.3501746527</text:p>
          </table:table-cell>
          <table:table-cell/>
          <table:table-cell table:style-name="ce3" office:value-type="float" office:value="0.999999999999838" calcext:value-type="float">
            <text:p>1</text:p>
          </table:table-cell>
          <table:table-cell table:style-name="ce3" office:value-type="float" office:value="0.000000000000381028542051354" calcext:value-type="float">
            <text:p>3.8102854205135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14" calcext:value-type="float">
            <text:p>95.9179763721</text:p>
          </table:table-cell>
          <table:table-cell/>
          <table:table-cell table:style-name="ce3" office:value-type="float" office:value="95.9179763721012" calcext:value-type="float">
            <text:p>95.91797637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27897692436818" calcext:value-type="float">
            <text:p>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2.5557688777122" calcext:value-type="float">
            <text:p>72.555768877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2.5557688778239" calcext:value-type="float">
            <text:p>72.555768877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2.5557688778239" calcext:value-type="float">
            <text:p>-7.26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0.75843537381" calcext:value-type="float">
            <text:p>3080.75843537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0.75843536994" calcext:value-type="float">
            <text:p>3080.758435369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0.75843536994" calcext:value-type="float">
            <text:p>-3.0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9.62989838413" calcext:value-type="float">
            <text:p>-2349.629898384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9.62989838556" calcext:value-type="float">
            <text:p>-2349.6298983856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9.62989838556" calcext:value-type="float">
            <text:p>2.3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36583188811309" calcext:value-type="float">
            <text:p>0.09365831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36583188812094" calcext:value-type="float">
            <text:p>0.0936583189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36583188812094" calcext:value-type="float">
            <text:p>-9.37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50016949328284" calcext:value-type="float">
            <text:p>-1.50016949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50016949328836" calcext:value-type="float">
            <text:p>-1.500169493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50016949328836" calcext:value-type="float">
            <text:p>1.5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017465266977" calcext:value-type="float">
            <text:p>-2.35017465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017465267015" calcext:value-type="float">
            <text:p>-2.3501746527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017465267015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14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1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1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2.5557688777122" calcext:value-type="float">
            <text:p>72.555768877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0.75843537381" calcext:value-type="float">
            <text:p>3080.75843537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9.62989838413" calcext:value-type="float">
            <text:p>-2349.629898384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36583188811309" calcext:value-type="float">
            <text:p>0.09365831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50016949328284" calcext:value-type="float">
            <text:p>-1.50016949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017465266977" calcext:value-type="float">
            <text:p>-2.35017465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14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2.5557688778239" calcext:value-type="float">
            <text:p>72.555768877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2.5557688778239" calcext:value-type="float">
            <text:p>-7.26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0.75843536994" calcext:value-type="float">
            <text:p>3080.758435369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0.75843536994" calcext:value-type="float">
            <text:p>-3.0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9.62989838556" calcext:value-type="float">
            <text:p>-2349.6298983856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9.62989838556" calcext:value-type="float">
            <text:p>2.3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36583188812094" calcext:value-type="float">
            <text:p>0.093658318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36583188812094" calcext:value-type="float">
            <text:p>-9.37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50016949328836" calcext:value-type="float">
            <text:p>-1.500169493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50016949328836" calcext:value-type="float">
            <text:p>1.5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017465267015" calcext:value-type="float">
            <text:p>-2.350174652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017465267015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1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1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120 sec tol. 1e-13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120 sec tol. 1e-13'.C4]" office:value-type="string" office:string-value="Altitude = " calcext:value-type="string">
            <text:p>Altitude = </text:p>
          </table:table-cell>
          <table:table-cell table:style-name="ce1" table:formula="of:=['After 120 sec tol. 1e-13'.D4]" office:value-type="string" office:string-value="-0.6 km MOLA" calcext:value-type="string">
            <text:p>-0.6 km MOLA</text:p>
          </table:table-cell>
          <table:table-cell table:style-name="ce1" table:formula="of:=['After 120 sec tol. 1e-13'.E4]" office:value-type="string" office:string-value="TSI Order = " calcext:value-type="string">
            <text:p>TSI Order = </text:p>
          </table:table-cell>
          <table:table-cell table:style-name="ce1" table:formula="of:=['After 120 sec tol. 1e-13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120 sec tol. 1e-13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3'.R4]" office:value-type="float" office:value="0.7273" calcext:value-type="float">
            <text:p>0.7273</text:p>
          </table:table-cell>
          <table:table-cell table:number-columns-repeated="7"/>
        </table:table-row>
        <table:table-row table:style-name="ro1">
          <table:table-cell table:style-name="ce1" table:formula="of:=['After 120 sec tol. 1e-13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120 sec tol. 1e-13'.C5]" office:value-type="string" office:string-value="Latitude = " calcext:value-type="string">
            <text:p>Latitude = </text:p>
          </table:table-cell>
          <table:table-cell table:style-name="ce1" table:formula="of:=['After 120 sec tol. 1e-13'.D5]" office:value-type="float" office:value="0" calcext:value-type="float">
            <text:p>0</text:p>
          </table:table-cell>
          <table:table-cell table:style-name="ce1" table:formula="of:=['After 120 sec tol. 1e-13'.E5]" office:value-type="string" office:string-value="Longitude = " calcext:value-type="string">
            <text:p>Longitude = </text:p>
          </table:table-cell>
          <table:table-cell table:style-name="ce1" table:formula="of:=['After 120 sec tol. 1e-13'.F5]" office:value-type="float" office:value="90" calcext:value-type="float">
            <text:p>90</text:p>
          </table:table-cell>
          <table:table-cell table:style-name="ce1" table:formula="of:=['After 120 sec tol. 1e-13'.G5]" office:value-type="string" office:string-value="FPA = " calcext:value-type="string">
            <text:p>FPA = </text:p>
          </table:table-cell>
          <table:table-cell table:style-name="ce1" table:formula="of:=['After 120 sec tol. 1e-13'.H5]" office:value-type="float" office:value="89" calcext:value-type="float">
            <text:p>89</text:p>
          </table:table-cell>
          <table:table-cell table:style-name="ce1" table:formula="of:=['After 120 sec tol. 1e-13'.I5]" office:value-type="string" office:string-value="Azimuth = " calcext:value-type="string">
            <text:p>Azimuth = </text:p>
          </table:table-cell>
          <table:table-cell table:style-name="ce1" table:formula="of:=['After 120 sec tol. 1e-13'.J5]" office:value-type="float" office:value="90" calcext:value-type="float">
            <text:p>90</text:p>
          </table:table-cell>
          <table:table-cell table:style-name="ce1" table:formula="of:=['After 120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3'.M5]" office:value-type="float" office:value="0.000001" calcext:value-type="float">
            <text:p>0.000001</text:p>
          </table:table-cell>
          <table:table-cell table:style-name="ce1"/>
          <table:table-cell table:style-name="ce1" table:formula="of:=['After 120 sec tol. 1e-13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3'.R5]" office:value-type="float" office:value="-0.674" calcext:value-type="float">
            <text:p>-0.6740</text:p>
          </table:table-cell>
          <table:table-cell table:number-columns-repeated="7"/>
        </table:table-row>
        <table:table-row table:style-name="ro1">
          <table:table-cell table:style-name="ce1" table:formula="of:=['After 120 sec tol. 1e-13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120 sec tol. 1e-13'.C6]" office:value-type="string" office:string-value="After" calcext:value-type="string">
            <text:p>After</text:p>
          </table:table-cell>
          <table:table-cell table:style-name="ce1" table:formula="of:=['After 120 sec tol. 1e-13'.D6]" office:value-type="float" office:value="0.2" calcext:value-type="float">
            <text:p>0.2</text:p>
          </table:table-cell>
          <table:table-cell table:style-name="ce1" table:formula="of:=['After 120 sec tol. 1e-13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120 sec tol. 1e-13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4.9460246157314" calcext:value-type="float">
            <text:p>74.9460246157</text:p>
          </table:table-cell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4.9460246157314" calcext:value-type="float">
            <text:p>74.946024615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4.9460246157997" calcext:value-type="float">
            <text:p>74.946024615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4.9460246157997" calcext:value-type="float">
            <text:p>-7.49E+00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4.42257931009" calcext:value-type="float">
            <text:p>3084.4225793101</text:p>
          </table:table-cell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4.42257931009" calcext:value-type="float">
            <text:p>3084.42257931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4.42257930907" calcext:value-type="float">
            <text:p>3084.422579309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4.42257930907" calcext:value-type="float">
            <text:p>-3.08E+003</text:p>
          </table:table-cell>
          <table:table-cell/>
          <table:table-cell table:style-name="ce3" table:formula="of:=SQRT([.D9]*[.D9]+[.D10]*[.D10]+[.D11]*[.D11])" office:value-type="float" office:value="3875.19000006829" calcext:value-type="float">
            <text:p>3875.1900000683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875.19000006829" calcext:value-type="float">
            <text:p>3875.190000068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4.74262601798" calcext:value-type="float">
            <text:p>-2344.742626018</text:p>
          </table:table-cell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4.74262601798" calcext:value-type="float">
            <text:p>-2344.74262601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4.74262601844" calcext:value-type="float">
            <text:p>-2344.742626018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4.74262601844" calcext:value-type="float">
            <text:p>2.3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3377821171692" calcext:value-type="float">
            <text:p>0.0963377821</text:p>
          </table:table-cell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3377821171692" calcext:value-type="float">
            <text:p>0.09633778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3377821172193" calcext:value-type="float">
            <text:p>0.096337782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3377821172193" calcext:value-type="float">
            <text:p>-9.63E-00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475446576572" calcext:value-type="float">
            <text:p>-1.4947544658</text:p>
          </table:table-cell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475446576572" calcext:value-type="float">
            <text:p>-1.494754465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475446576713" calcext:value-type="float">
            <text:p>-1.494754465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475446576713" calcext:value-type="float">
            <text:p>1.49E+000</text:p>
          </table:table-cell>
          <table:table-cell/>
          <table:table-cell table:style-name="ce3" table:formula="of:=SQRT([.D12]*[.D12]+[.D13]*[.D13]+[.D14]*[.D14])" office:value-type="float" office:value="2.78936511307439" calcext:value-type="float">
            <text:p>2.789365113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78936511307439" calcext:value-type="float">
            <text:p>2.789365113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08007786533" calcext:value-type="float">
            <text:p>-2.3530800779</text:p>
          </table:table-cell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08007786533" calcext:value-type="float">
            <text:p>-2.353080077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08007786556" calcext:value-type="float">
            <text:p>-2.3530800779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08007786556" calcext:value-type="float">
            <text:p>2.35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21" calcext:value-type="float">
            <text:p>95.9179763721</text:p>
          </table:table-cell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16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16" calcext:value-type="float">
            <text:p>-9.59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6" calcext:value-type="float">
            <text:p>0.06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4.9460246157314" calcext:value-type="float">
            <text:p>74.9460246157</text:p>
          </table:table-cell>
          <table:table-cell/>
          <table:table-cell table:style-name="ce3" office:value-type="float" office:value="74.9460246157997" calcext:value-type="float">
            <text:p>74.9460246158</text:p>
          </table:table-cell>
          <table:table-cell/>
          <table:table-cell table:style-name="ce3" office:value-type="float" office:value="0.99999999999909" calcext:value-type="float">
            <text:p>1</text:p>
          </table:table-cell>
          <table:table-cell table:style-name="ce3" office:value-type="float" office:value="-0.0000000000682405243424" calcext:value-type="float">
            <text:p>-6.8240524342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4.42257931009" calcext:value-type="float">
            <text:p>3084.4225793101</text:p>
          </table:table-cell>
          <table:table-cell/>
          <table:table-cell table:style-name="ce3" office:value-type="float" office:value="3084.42257930907" calcext:value-type="float">
            <text:p>3084.4225793091</text:p>
          </table:table-cell>
          <table:table-cell/>
          <table:table-cell table:style-name="ce3" office:value-type="float" office:value="1.00000000000033" calcext:value-type="float">
            <text:p>1</text:p>
          </table:table-cell>
          <table:table-cell table:style-name="ce3" office:value-type="float" office:value="0.00000000101908881333657" calcext:value-type="float">
            <text:p>0.0000000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875.19000006829" calcext:value-type="float">
            <text:p>3875.1900000683</text:p>
          </table:table-cell>
          <table:table-cell/>
          <table:table-cell table:style-name="ce3" table:formula="of:=SQRT([.F21]*[.F21]+[.F22]*[.F22]+[.F23]*[.F23])" office:value-type="float" office:value="3875.19000006776" calcext:value-type="float">
            <text:p>3875.1900000678</text:p>
          </table:table-cell>
          <table:table-cell/>
          <table:table-cell table:formula="of:=[.T22]/[.V22]" office:value-type="float" office:value="1.00000000000014" calcext:value-type="float">
            <text:p>1</text:p>
          </table:table-cell>
          <table:table-cell table:formula="of:=[.T22]-[.V22]" office:value-type="float" office:value="0.00000000053250914788805" calcext:value-type="float">
            <text:p>5.3250914788805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4.74262601798" calcext:value-type="float">
            <text:p>-2344.742626018</text:p>
          </table:table-cell>
          <table:table-cell/>
          <table:table-cell table:style-name="ce3" office:value-type="float" office:value="-2344.74262601844" calcext:value-type="float">
            <text:p>-2344.7426260184</text:p>
          </table:table-cell>
          <table:table-cell/>
          <table:table-cell table:style-name="ce3" office:value-type="float" office:value="0.999999999999803" calcext:value-type="float">
            <text:p>1</text:p>
          </table:table-cell>
          <table:table-cell table:style-name="ce3" office:value-type="float" office:value="0.00000000046293280320242" calcext:value-type="float">
            <text:p>4.6293280320242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3377821171692" calcext:value-type="float">
            <text:p>0.0963377821</text:p>
          </table:table-cell>
          <table:table-cell/>
          <table:table-cell table:style-name="ce3" office:value-type="float" office:value="0.0963377821172193" calcext:value-type="float">
            <text:p>0.0963377821</text:p>
          </table:table-cell>
          <table:table-cell/>
          <table:table-cell table:style-name="ce3" office:value-type="float" office:value="0.99999999999948" calcext:value-type="float">
            <text:p>1</text:p>
          </table:table-cell>
          <table:table-cell table:style-name="ce3" office:value-type="float" office:value="-0.0000000000000500988139862102" calcext:value-type="float">
            <text:p>-5.00988139862102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475446576572" calcext:value-type="float">
            <text:p>-1.4947544658</text:p>
          </table:table-cell>
          <table:table-cell/>
          <table:table-cell table:style-name="ce3" office:value-type="float" office:value="-1.49475446576713" calcext:value-type="float">
            <text:p>-1.4947544658</text:p>
          </table:table-cell>
          <table:table-cell/>
          <table:table-cell table:style-name="ce3" office:value-type="float" office:value="0.999999999999054" calcext:value-type="float">
            <text:p>1</text:p>
          </table:table-cell>
          <table:table-cell table:style-name="ce3" office:value-type="float" office:value="0.00000000000141353595495275" calcext:value-type="float">
            <text:p>1.41353595495275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2.78936511307439" calcext:value-type="float">
            <text:p>2.7893651131</text:p>
          </table:table-cell>
          <table:table-cell/>
          <table:table-cell table:style-name="ce3" table:formula="of:=SQRT([.F24]*[.F24]+[.F25]*[.F25]+[.F26]*[.F26])" office:value-type="float" office:value="2.78936511307535" calcext:value-type="float">
            <text:p>2.7893651131</text:p>
          </table:table-cell>
          <table:table-cell/>
          <table:table-cell table:formula="of:=[.T25]/[.V25]" office:value-type="float" office:value="0.999999999999659" calcext:value-type="float">
            <text:p>1</text:p>
          </table:table-cell>
          <table:table-cell table:formula="of:=[.T25]-[.V25]" office:value-type="float" office:value="-0.000000000000951239087498834" calcext:value-type="float">
            <text:p>-9.51239087498834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08007786533" calcext:value-type="float">
            <text:p>-2.3530800779</text:p>
          </table:table-cell>
          <table:table-cell/>
          <table:table-cell table:style-name="ce3" office:value-type="float" office:value="-2.35308007786556" calcext:value-type="float">
            <text:p>-2.3530800779</text:p>
          </table:table-cell>
          <table:table-cell/>
          <table:table-cell table:style-name="ce3" office:value-type="float" office:value="0.999999999999902" calcext:value-type="float">
            <text:p>1</text:p>
          </table:table-cell>
          <table:table-cell table:style-name="ce3" office:value-type="float" office:value="0.000000000000230926389122033" calcext:value-type="float">
            <text:p>2.30926389122033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 office:value-type="float" office:value="95.9179763721016" calcext:value-type="float">
            <text:p>95.9179763721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483169060316868" calcext:value-type="float">
            <text:p>4.8316906031686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71" calcext:value-type="float">
            <text:p>71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4" calcext:value-type="float">
            <text:p>0.0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4.9460246157314" calcext:value-type="float">
            <text:p>74.94602461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4.9460246157997" calcext:value-type="float">
            <text:p>74.946024615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4.9460246157997" calcext:value-type="float">
            <text:p>-7.49E+00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4.42257931009" calcext:value-type="float">
            <text:p>3084.4225793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4.42257930907" calcext:value-type="float">
            <text:p>3084.422579309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4.42257930907" calcext:value-type="float">
            <text:p>-3.08E+003</text:p>
          </table:table-cell>
          <table:table-cell/>
          <table:table-cell table:style-name="ce3" table:formula="of:=SQRT([.D33]*[.D33]+[.D34]*[.D34]+[.D35]*[.D35])" office:value-type="float" office:value="3875.19000006829" calcext:value-type="float">
            <text:p>3875.1900000683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875.19000006829" calcext:value-type="float">
            <text:p>3875.190000068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4.74262601798" calcext:value-type="float">
            <text:p>-2344.7426260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4.74262601844" calcext:value-type="float">
            <text:p>-2344.7426260184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4.74262601844" calcext:value-type="float">
            <text:p>2.3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3377821171692" calcext:value-type="float">
            <text:p>0.09633778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3377821172193" calcext:value-type="float">
            <text:p>0.0963377821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3377821172193" calcext:value-type="float">
            <text:p>-9.63E-00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475446576572" calcext:value-type="float">
            <text:p>-1.494754465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475446576713" calcext:value-type="float">
            <text:p>-1.494754465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475446576713" calcext:value-type="float">
            <text:p>1.49E+000</text:p>
          </table:table-cell>
          <table:table-cell/>
          <table:table-cell table:style-name="ce3" table:formula="of:=SQRT([.D36]*[.D36]+[.D37]*[.D37]+[.D38]*[.D38])" office:value-type="float" office:value="2.78936511307439" calcext:value-type="float">
            <text:p>2.7893651131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2.78936511307439" calcext:value-type="float">
            <text:p>2.789365113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08007786533" calcext:value-type="float">
            <text:p>-2.353080077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08007786556" calcext:value-type="float">
            <text:p>-2.3530800779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08007786556" calcext:value-type="float">
            <text:p>2.35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16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16" calcext:value-type="float">
            <text:p>-9.59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4.9460246157314" calcext:value-type="float">
            <text:p>74.94602461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4.42257931009" calcext:value-type="float">
            <text:p>3084.4225793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875.19000006829" calcext:value-type="float">
            <text:p>3875.1900000683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875.19000006829" calcext:value-type="float">
            <text:p>3875.190000068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4.74262601798" calcext:value-type="float">
            <text:p>-2344.7426260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3377821171692" calcext:value-type="float">
            <text:p>0.09633778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475446576572" calcext:value-type="float">
            <text:p>-1.494754465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78936511307439" calcext:value-type="float">
            <text:p>2.789365113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78936511307439" calcext:value-type="float">
            <text:p>2.789365113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08007786533" calcext:value-type="float">
            <text:p>-2.353080077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2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4.9460246157997" calcext:value-type="float">
            <text:p>74.946024615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4.9460246157997" calcext:value-type="float">
            <text:p>-7.49E+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4.42257930907" calcext:value-type="float">
            <text:p>3084.422579309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4.42257930907" calcext:value-type="float">
            <text:p>-3.0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4.74262601844" calcext:value-type="float">
            <text:p>-2344.742626018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4.74262601844" calcext:value-type="float">
            <text:p>2.3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3377821172193" calcext:value-type="float">
            <text:p>0.096337782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3377821172193" calcext:value-type="float">
            <text:p>-9.63E-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475446576713" calcext:value-type="float">
            <text:p>-1.494754465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475446576713" calcext:value-type="float">
            <text:p>1.49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08007786556" calcext:value-type="float">
            <text:p>-2.3530800779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08007786556" calcext:value-type="float">
            <text:p>2.35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16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16" calcext:value-type="float">
            <text:p>-9.59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12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120 sec tol. 1e-14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120 sec tol. 1e-14'.C4]" office:value-type="string" office:string-value="Altitude = " calcext:value-type="string">
            <text:p>Altitude = </text:p>
          </table:table-cell>
          <table:table-cell table:style-name="ce1" table:formula="of:=['After 120 sec tol. 1e-14'.D4]" office:value-type="string" office:string-value="-0.6 km MOLA" calcext:value-type="string">
            <text:p>-0.6 km MOLA</text:p>
          </table:table-cell>
          <table:table-cell table:style-name="ce1" table:formula="of:=['After 120 sec tol. 1e-14'.E4]" office:value-type="string" office:string-value="TSI Order = " calcext:value-type="string">
            <text:p>TSI Order = </text:p>
          </table:table-cell>
          <table:table-cell table:style-name="ce1" table:formula="of:=['After 120 sec tol. 1e-14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120 sec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4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After 120 sec tol. 1e-14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120 sec tol. 1e-14'.C5]" office:value-type="string" office:string-value="Latitude = " calcext:value-type="string">
            <text:p>Latitude = </text:p>
          </table:table-cell>
          <table:table-cell table:style-name="ce1" table:formula="of:=['After 120 sec tol. 1e-14'.D5]" office:value-type="float" office:value="0" calcext:value-type="float">
            <text:p>0</text:p>
          </table:table-cell>
          <table:table-cell table:style-name="ce1" table:formula="of:=['After 120 sec tol. 1e-14'.E5]" office:value-type="string" office:string-value="Longitude = " calcext:value-type="string">
            <text:p>Longitude = </text:p>
          </table:table-cell>
          <table:table-cell table:style-name="ce1" table:formula="of:=['After 120 sec tol. 1e-14'.F5]" office:value-type="float" office:value="90" calcext:value-type="float">
            <text:p>90</text:p>
          </table:table-cell>
          <table:table-cell table:style-name="ce1" table:formula="of:=['After 120 sec tol. 1e-14'.G5]" office:value-type="string" office:string-value="FPA = " calcext:value-type="string">
            <text:p>FPA = </text:p>
          </table:table-cell>
          <table:table-cell table:style-name="ce1" table:formula="of:=['After 120 sec tol. 1e-14'.H5]" office:value-type="float" office:value="89" calcext:value-type="float">
            <text:p>89</text:p>
          </table:table-cell>
          <table:table-cell table:style-name="ce1" table:formula="of:=['After 120 sec tol. 1e-14'.I5]" office:value-type="string" office:string-value="Azimuth = " calcext:value-type="string">
            <text:p>Azimuth = </text:p>
          </table:table-cell>
          <table:table-cell table:style-name="ce1" table:formula="of:=['After 120 sec tol. 1e-14'.J5]" office:value-type="float" office:value="90" calcext:value-type="float">
            <text:p>90</text:p>
          </table:table-cell>
          <table:table-cell table:style-name="ce1" table:formula="of:=['After 120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4'.M5]" office:value-type="float" office:value="0.000001" calcext:value-type="float">
            <text:p>0.000001</text:p>
          </table:table-cell>
          <table:table-cell table:style-name="ce1"/>
          <table:table-cell table:style-name="ce1" table:formula="of:=['After 120 sec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4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After 120 sec tol. 1e-14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120 sec tol. 1e-14'.C6]" office:value-type="string" office:string-value="After" calcext:value-type="string">
            <text:p>After</text:p>
          </table:table-cell>
          <table:table-cell table:style-name="ce1" table:formula="of:=['After 120 sec tol. 1e-14'.D6]" office:value-type="float" office:value="0.2" calcext:value-type="float">
            <text:p>0.2</text:p>
          </table:table-cell>
          <table:table-cell table:style-name="ce1" table:formula="of:=['After 120 sec tol. 1e-14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120 sec tol. 1e-14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5.4176562529094" calcext:value-type="float">
            <text:p>75.4176562529</text:p>
          </table:table-cell>
          <table:table-cell/>
          <table:table-cell table:style-name="ce4" table:formula="of:=['After 12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5.4176562529094" calcext:value-type="float">
            <text:p>75.41765625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176562529393" calcext:value-type="float">
            <text:p>75.417656252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5.4176562529393" calcext:value-type="float">
            <text:p>-7.54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5.09314107557" calcext:value-type="float">
            <text:p>3085.0931410756</text:p>
          </table:table-cell>
          <table:table-cell/>
          <table:table-cell table:style-name="ce4" table:formula="of:=['After 12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5.09314107557" calcext:value-type="float">
            <text:p>3085.093141075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09314107539" calcext:value-type="float">
            <text:p>3085.093141075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5.09314107539" calcext:value-type="float">
            <text:p>-3.0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3.84513741553" calcext:value-type="float">
            <text:p>-2343.8451374155</text:p>
          </table:table-cell>
          <table:table-cell/>
          <table:table-cell table:style-name="ce4" table:formula="of:=['After 12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3.84513741553" calcext:value-type="float">
            <text:p>-2343.845137415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84513741577" calcext:value-type="float">
            <text:p>-2343.8451374158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3.84513741577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8641672181787" calcext:value-type="float">
            <text:p>0.0968641672</text:p>
          </table:table-cell>
          <table:table-cell/>
          <table:table-cell table:style-name="ce4" table:formula="of:=['After 12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8641672181787" calcext:value-type="float">
            <text:p>0.096864167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41672182003" calcext:value-type="float">
            <text:p>0.096864167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8641672182003" calcext:value-type="float">
            <text:p>-9.69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376199666684" calcext:value-type="float">
            <text:p>-1.4937619967</text:p>
          </table:table-cell>
          <table:table-cell/>
          <table:table-cell table:style-name="ce4" table:formula="of:=['After 12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376199666684" calcext:value-type="float">
            <text:p>-1.493761996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76199666702" calcext:value-type="float">
            <text:p>-1.4937619967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376199666702" calcext:value-type="float">
            <text:p>1.4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60403221127" calcext:value-type="float">
            <text:p>-2.3536040322</text:p>
          </table:table-cell>
          <table:table-cell/>
          <table:table-cell table:style-name="ce4" table:formula="of:=['After 12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60403221127" calcext:value-type="float">
            <text:p>-2.353604032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6040322115" calcext:value-type="float">
            <text:p>-2.3536040322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6040322115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02" calcext:value-type="float">
            <text:p>95.9179763721</text:p>
          </table:table-cell>
          <table:table-cell/>
          <table:table-cell table:style-name="ce4" table:formula="of:=['After 12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2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02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8" calcext:value-type="float">
            <text:p>0.1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176562529094" calcext:value-type="float">
            <text:p>75.4176562529</text:p>
          </table:table-cell>
          <table:table-cell/>
          <table:table-cell table:style-name="ce3" office:value-type="float" office:value="75.4176562529393" calcext:value-type="float">
            <text:p>75.4176562529</text:p>
          </table:table-cell>
          <table:table-cell/>
          <table:table-cell table:style-name="ce3" office:value-type="float" office:value="0.999999999999604" calcext:value-type="float">
            <text:p>1</text:p>
          </table:table-cell>
          <table:table-cell table:style-name="ce3" office:value-type="float" office:value="-0.0000000000298570057566394" calcext:value-type="float">
            <text:p>-2.9857005756639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09314107557" calcext:value-type="float">
            <text:p>3085.0931410756</text:p>
          </table:table-cell>
          <table:table-cell/>
          <table:table-cell table:style-name="ce3" office:value-type="float" office:value="3085.09314107539" calcext:value-type="float">
            <text:p>3085.0931410754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0.000000000174168235389516" calcext:value-type="float">
            <text:p>1.7416823538951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84513741553" calcext:value-type="float">
            <text:p>-2343.8451374155</text:p>
          </table:table-cell>
          <table:table-cell/>
          <table:table-cell table:style-name="ce3" office:value-type="float" office:value="-2343.84513741577" calcext:value-type="float">
            <text:p>-2343.8451374158</text:p>
          </table:table-cell>
          <table:table-cell/>
          <table:table-cell table:style-name="ce3" office:value-type="float" office:value="0.999999999999898" calcext:value-type="float">
            <text:p>1</text:p>
          </table:table-cell>
          <table:table-cell table:style-name="ce3" office:value-type="float" office:value="0.000000000240106601268053" calcext:value-type="float">
            <text:p>2.40106601268053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41672181787" calcext:value-type="float">
            <text:p>0.0968641672</text:p>
          </table:table-cell>
          <table:table-cell/>
          <table:table-cell table:style-name="ce3" office:value-type="float" office:value="0.0968641672182003" calcext:value-type="float">
            <text:p>0.0968641672</text:p>
          </table:table-cell>
          <table:table-cell/>
          <table:table-cell table:style-name="ce3" office:value-type="float" office:value="0.999999999999778" calcext:value-type="float">
            <text:p>1</text:p>
          </table:table-cell>
          <table:table-cell table:style-name="ce3" office:value-type="float" office:value="-0.0000000000000215244488899202" calcext:value-type="float">
            <text:p>-2.15244488899202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76199666684" calcext:value-type="float">
            <text:p>-1.4937619967</text:p>
          </table:table-cell>
          <table:table-cell/>
          <table:table-cell table:style-name="ce3" office:value-type="float" office:value="-1.49376199666702" calcext:value-type="float">
            <text:p>-1.4937619967</text:p>
          </table:table-cell>
          <table:table-cell/>
          <table:table-cell table:style-name="ce3" office:value-type="float" office:value="0.999999999999876" calcext:value-type="float">
            <text:p>1</text:p>
          </table:table-cell>
          <table:table-cell table:style-name="ce3" office:value-type="float" office:value="0.000000000000184963155902551" calcext:value-type="float">
            <text:p>1.84963155902551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60403221127" calcext:value-type="float">
            <text:p>-2.3536040322</text:p>
          </table:table-cell>
          <table:table-cell/>
          <table:table-cell table:style-name="ce3" office:value-type="float" office:value="-2.3536040322115" calcext:value-type="float">
            <text:p>-2.3536040322</text:p>
          </table:table-cell>
          <table:table-cell/>
          <table:table-cell table:style-name="ce3" office:value-type="float" office:value="0.9999999999999" calcext:value-type="float">
            <text:p>1</text:p>
          </table:table-cell>
          <table:table-cell table:style-name="ce3" office:value-type="float" office:value="0.000000000000236255459640233" calcext:value-type="float">
            <text:p>2.36255459640233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2" calcext:value-type="float">
            <text:p>95.9179763721</text:p>
          </table:table-cell>
          <table:table-cell/>
          <table:table-cell table:style-name="ce3" office:value-type="float" office:value="95.9179763721002" calcext:value-type="float">
            <text:p>95.91797637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14" calcext:value-type="float">
            <text:p>0.14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176562529094" calcext:value-type="float">
            <text:p>75.417656252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176562529393" calcext:value-type="float">
            <text:p>75.417656252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5.4176562529393" calcext:value-type="float">
            <text:p>-7.54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09314107557" calcext:value-type="float">
            <text:p>3085.093141075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09314107539" calcext:value-type="float">
            <text:p>3085.093141075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5.09314107539" calcext:value-type="float">
            <text:p>-3.0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84513741553" calcext:value-type="float">
            <text:p>-2343.84513741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84513741577" calcext:value-type="float">
            <text:p>-2343.8451374158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3.84513741577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41672181787" calcext:value-type="float">
            <text:p>0.096864167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41672182003" calcext:value-type="float">
            <text:p>0.0968641672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8641672182003" calcext:value-type="float">
            <text:p>-9.69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76199666684" calcext:value-type="float">
            <text:p>-1.49376199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76199666702" calcext:value-type="float">
            <text:p>-1.4937619967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376199666702" calcext:value-type="float">
            <text:p>1.4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60403221127" calcext:value-type="float">
            <text:p>-2.35360403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6040322115" calcext:value-type="float">
            <text:p>-2.3536040322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6040322115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2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176562529094" calcext:value-type="float">
            <text:p>75.417656252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09314107557" calcext:value-type="float">
            <text:p>3085.093141075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84513741553" calcext:value-type="float">
            <text:p>-2343.84513741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41672181787" calcext:value-type="float">
            <text:p>0.096864167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76199666684" calcext:value-type="float">
            <text:p>-1.49376199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60403221127" calcext:value-type="float">
            <text:p>-2.35360403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2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176562529393" calcext:value-type="float">
            <text:p>75.417656252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5.4176562529393" calcext:value-type="float">
            <text:p>-7.54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09314107539" calcext:value-type="float">
            <text:p>3085.093141075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5.09314107539" calcext:value-type="float">
            <text:p>-3.0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84513741577" calcext:value-type="float">
            <text:p>-2343.8451374158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3.84513741577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41672182003" calcext:value-type="float">
            <text:p>0.0968641672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8641672182003" calcext:value-type="float">
            <text:p>-9.69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76199666702" calcext:value-type="float">
            <text:p>-1.4937619967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376199666702" calcext:value-type="float">
            <text:p>1.4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6040322115" calcext:value-type="float">
            <text:p>-2.3536040322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6040322115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5:07:48.354733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6T15:33:14.023800196</dc:date>
    <dc:creator>Stacha Petrovic</dc:creator>
    <meta:editing-duration>P65DT3H26M24S</meta:editing-duration>
    <meta:editing-cycles>1154</meta:editing-cycles>
    <meta:document-statistic meta:table-count="8" meta:cell-count="3101" meta:object-count="0"/>
    <meta:user-defined meta:name="qrichtext">1</meta:user-defined>
  </office:meta>
</office:document-meta>
</file>